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85551" officeooo:paragraph-rsid="00085551" style:font-size-asian="22.75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9:07:21.479000000</meta:creation-date>
    <dc:date>2024-06-24T19:07:45.25300000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2.2$Windows_X86_64 LibreOffice_project/53bb9681a964705cf672590721dbc85eb4d0c3a2</meta:generator>
  </office:meta>
</office:document-meta>
</file>